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xical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xicalAutomatonEntry.writeObject( java . io .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xicalAutomatonEntry.LexicalAutomatonEntry( LexicalAutomaton automaton ,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xicalTransforme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xicalTransformer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xicalAutomatonEntry.getLexicalAutoma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xicalTransform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xicalAutomatonEntry.readObject( java . io .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xicalAutomatonEntry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xicalTransform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xicalTransformer.setup( SourceResolver resolver , Map objectmodel , String src , Parameters 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LexicalTransfor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xical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xical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